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;[.K42];[.K58])" office:value-type="float" office:value="87300">
            <text:p>87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16];[.H35];[.H55];[.H76])" office:value-type="float" office:value="87000">
            <text:p>87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table:number-columns-repeated="3"/>
          <table:table-cell table:formula="of:=SUM([.B57:.F57])" office:value-type="float" office:value="11500">
            <text:p>11500</text:p>
          </table:table-cell>
          <table:table-cell table:style-name="ce8" table:formula="of:=SUM([.B76:.F76])" office:value-type="float" office:value="718.75">
            <text:p>718.7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718.75">
            <text:p>718.75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718.75">
            <text:p>718.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718.75">
            <text:p>718.75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718.75">
            <text:p>718.7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718.75">
            <text:p>718.75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331.25">
            <text:p>331.25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718.75">
            <text:p>718.75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718.75">
            <text:p>718.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76];[.C76];[.D76];[.F76])" office:value-type="float" office:value="718.75">
            <text:p>718.75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/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:.F76])" office:value-type="float" office:value="387.5">
            <text:p>387.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76];[.D76];[.E76];[.F76])" office:value-type="float" office:value="331.25">
            <text:p>331.25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:.F76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718.75">
            <text:p>718.75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6" office:value-type="float" office:value="0">
            <text:p>0</text:p>
          </table:table-cell>
          <table:table-cell table:style-name="ce2" table:formula="of:=[.E57]/16" office:value-type="float" office:value="0">
            <text:p>0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11500">
            <text:p>11500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10/27/2015</text:date>, <text:time>13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7T13:48:42</dc:date>
    <meta:editing-duration>P1DT20H59M9S</meta:editing-duration>
    <meta:editing-cycles>1056</meta:editing-cycles>
    <meta:generator>OpenOffice/4.1.1$Unix OpenOffice.org_project/411m6$Build-9775</meta:generator>
    <dc:creator>employee employee</dc:creator>
    <meta:document-statistic meta:table-count="8" meta:cell-count="2441" meta:object-count="0"/>
  </office:meta>
</office:document-meta>
</file>